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7C000002C7585B7B2514E93454.png" manifest:media-type="image/png"/>
  <manifest:file-entry manifest:full-path="Pictures/10000000000003C000000500DAC89A57D94AA11B.jpg" manifest:media-type="image/jpeg"/>
  <manifest:file-entry manifest:full-path="Pictures/1000000000000275000002C338F7DDB4A1C3950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Black" svg:font-family="'Arial Black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imbus Mono PS1" svg:font-family="'Nimbus Mono PS'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11111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27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8" style:family="graphic" style:parent-style-name="objectwithoutfill">
      <style:graphic-properties svg:stroke-width="0.051cm" svg:stroke-color="#ffffff" draw:marker-start-width="0.276cm" draw:marker-end="Arrowheads_20_1" draw:marker-end-width="0.376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1cm" svg:stroke-color="#ffffff" draw:marker-start-width="0.276cm" draw:marker-end="Arrowheads_20_2" draw:marker-end-width="0.376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1cm" svg:stroke-color="#ffffff" draw:marker-start-width="0.276cm" draw:marker-end="Arrowheads_20_4" draw:marker-end-width="0.376cm" draw:fill="none" draw:textarea-vertical-align="middle" fo:padding-top="0.15cm" fo:padding-bottom="0.15cm" fo:padding-left="0.275cm" fo:padding-right="0.275cm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  <style:text-properties style:font-name="Arial Black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13pt" style:font-size-asian="13pt" style:font-size-complex="13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style:font-name="Nimbus Mono PS" fo:font-size="36pt" style:font-size-asian="36pt" style:font-size-complex="36pt"/>
    </style:style>
    <style:style style:name="P7" style:family="paragraph">
      <loext:graphic-properties draw:fill="none" draw:fill-color="#ffffff"/>
      <style:paragraph-properties style:writing-mode="lr-tb"/>
      <style:text-properties style:font-name="Nimbus Mono PS"/>
    </style:style>
    <style:style style:name="P8" style:family="paragraph">
      <loext:graphic-properties draw:fill="none" draw:fill-color="#ffffff"/>
      <style:paragraph-properties fo:text-align="center" style:writing-mode="lr-tb"/>
      <style:text-properties style:font-name="Nimbus Mono PS" fo:font-size="26pt" style:font-size-asian="26pt" style:font-size-complex="26pt"/>
    </style:style>
    <style:style style:name="P9" style:family="paragraph">
      <loext:graphic-properties draw:fill="none" draw:fill-color="#ffffff"/>
      <style:paragraph-properties style:writing-mode="lr-tb"/>
      <style:text-properties style:font-name="Nimbus Mono PS" fo:font-size="26pt" style:font-size-asian="26pt" style:font-size-complex="26pt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style:font-name="Arial Black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style:font-name="Nimbus Mono PS" fo:font-size="36pt" style:font-size-asian="36pt" style:font-size-complex="36pt"/>
    </style:style>
    <style:style style:name="T4" style:family="text">
      <style:text-properties style:font-name="Nimbus Mono PS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2.629cm" svg:x="1.479cm" svg:y="6.35cm" presentation:class="title" presentation:user-transformed="true">
          <draw:text-box>
            <text:p><text:span text:style-name="T1">CNC-Fräse</text:span></text:p>
          </draw:text-box>
        </draw:frame>
        <draw:frame draw:style-name="gr1" draw:text-style-name="P3" draw:layer="layout" svg:width="13.97cm" svg:height="1.673cm" svg:x="6.985cm" svg:y="9.525cm">
          <draw:text-box>
            <text:p text:style-name="P2"><text:span text:style-name="T2">Hannes Kofler, Jakob Pomella, Noah Fink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1cm" svg:height="2.629cm" svg:x="1.399cm" svg:y="0.627cm" presentation:class="title">
          <draw:text-box>
            <text:p><text:span text:style-name="T1">CNC-Fräse</text:span></text:p>
          </draw:text-box>
        </draw:frame>
        <draw:frame draw:style-name="gr3" draw:text-style-name="P5" draw:layer="layout" svg:width="8.034cm" svg:height="9.031cm" svg:x="1.905cm" svg:y="5.08cm">
          <draw:image xlink:href="Pictures/1000000000000275000002C338F7DDB4A1C3950D.png" xlink:type="simple" xlink:show="embed" xlink:actuate="onLoad" draw:mime-type="image/png">
            <text:p/>
          </draw:image>
        </draw:frame>
        <draw:frame draw:style-name="gr4" draw:text-style-name="P6" draw:layer="layout" svg:width="6.35cm" svg:height="1.521cm" svg:x="4.445cm" svg:y="3.175cm">
          <draw:text-box>
            <text:p><text:span text:style-name="T3">APP</text:span></text:p>
          </draw:text-box>
        </draw:frame>
        <draw:frame draw:style-name="gr4" draw:text-style-name="P6" draw:layer="layout" svg:width="8.255cm" svg:height="1.521cm" svg:x="16.511cm" svg:y="3.175cm">
          <draw:text-box>
            <text:p><text:span text:style-name="T3">Arduino</text:span></text:p>
          </draw:text-box>
        </draw:frame>
        <draw:frame draw:style-name="gr3" draw:text-style-name="P5" draw:layer="layout" svg:width="6.985cm" svg:height="9.313cm" svg:x="15.875cm" svg:y="5.292cm">
          <draw:image xlink:href="Pictures/10000000000003C000000500DAC89A57D94AA11B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1cm" svg:height="2.629cm" svg:x="1.399cm" svg:y="0.627cm" presentation:class="title">
          <draw:text-box>
            <text:p><text:span text:style-name="T1">APP</text:span></text:p>
          </draw:text-box>
        </draw:frame>
        <draw:frame draw:style-name="gr3" draw:text-style-name="P5" draw:layer="layout" svg:width="10.327cm" svg:height="11.545cm" svg:x="8.723cm" svg:y="3.06cm">
          <draw:image xlink:href="Pictures/100000000000027C000002C7585B7B2514E9345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1cm" svg:height="2.629cm" svg:x="1.399cm" svg:y="0.627cm" presentation:class="title">
          <draw:text-box>
            <text:p><text:span text:style-name="T1">Arduino</text:span></text:p>
          </draw:text-box>
        </draw:frame>
        <draw:frame draw:style-name="gr5" draw:text-style-name="P7" xml:id="id1" draw:id="id1" draw:layer="layout" svg:width="6.985cm" svg:height="0.962cm" svg:x="1.27cm" svg:y="5.758cm">
          <draw:text-box>
            <text:p>G0 X11 Y84 Z20</text:p>
          </draw:text-box>
        </draw:frame>
        <draw:frame draw:style-name="gr6" draw:text-style-name="P8" xml:id="id2" draw:id="id2" draw:layer="layout" svg:width="5.715cm" svg:height="1.17cm" svg:x="11.43cm" svg:y="5.615cm">
          <draw:text-box>
            <text:p text:style-name="P2"><text:span text:style-name="T4">Parser</text:span></text:p>
          </draw:text-box>
        </draw:frame>
        <draw:frame draw:style-name="gr7" draw:text-style-name="P7" xml:id="id3" draw:id="id3" draw:layer="layout" svg:width="2.489cm" svg:height="3.095cm" svg:x="21.641cm" svg:y="4.667cm">
          <draw:text-box>
            <text:p>G: 0 </text:p>
            <text:p>X: 11 </text:p>
            <text:p>Y: 84 </text:p>
            <text:p>Z: 20</text:p>
          </draw:text-box>
        </draw:frame>
        <draw:frame draw:style-name="gr6" draw:text-style-name="P9" xml:id="id4" draw:id="id4" draw:layer="layout" svg:width="8.255cm" svg:height="1.17cm" svg:x="1.27cm" svg:y="12.307cm">
          <draw:text-box>
            <text:p><text:span text:style-name="T4">Interpreter</text:span></text:p>
          </draw:text-box>
        </draw:frame>
        <draw:frame draw:style-name="gr1" draw:text-style-name="P10" xml:id="id5" draw:id="id5" draw:layer="layout" svg:width="10.795cm" svg:height="1.673cm" svg:x="15.875cm" svg:y="12.047cm">
          <draw:text-box>
            <text:p>G0:</text:p>
            <text:p>rapid_positioning(x: 11, y: 84, z: 20)</text:p>
          </draw:text-box>
        </draw:frame>
        <draw:connector draw:style-name="gr8" draw:text-style-name="P5" draw:layer="layout" draw:type="line" svg:x1="8.255cm" svg:y1="6.239cm" svg:x2="11.43cm" svg:y2="6.2cm" draw:start-shape="id1" draw:start-glue-point="1" draw:end-shape="id2" draw:end-glue-point="3" svg:d="M8255 6239l3175-39" svg:viewBox="0 0 3176 40">
          <text:p/>
        </draw:connector>
        <draw:connector draw:style-name="gr9" draw:text-style-name="P5" draw:layer="layout" draw:type="line" svg:x1="17.145cm" svg:y1="6.2cm" svg:x2="21.641cm" svg:y2="6.214cm" draw:start-shape="id2" draw:start-glue-point="1" draw:end-shape="id3" draw:end-glue-point="3" svg:d="M17145 6200l4496 14" svg:viewBox="0 0 4497 15">
          <text:p/>
        </draw:connector>
        <draw:connector draw:style-name="gr10" draw:text-style-name="P5" draw:layer="layout" draw:type="line" svg:x1="9.525cm" svg:y1="12.892cm" svg:x2="15.875cm" svg:y2="12.883cm" draw:start-shape="id4" draw:start-glue-point="1" draw:end-shape="id5" draw:end-glue-point="3" svg:d="M9525 12892l6350-9" svg:viewBox="0 0 6351 10">
          <text:p/>
        </draw:connector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Black" svg:font-family="'Arial Black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imbus Mono PS1" svg:font-family="'Nimbus Mono PS'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4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9T07:49:53.946113616</meta:creation-date>
    <dc:date>2023-05-20T10:18:13.505193138</dc:date>
    <meta:editing-duration>PT5H48M28S</meta:editing-duration>
    <meta:editing-cycles>17</meta:editing-cycles>
    <meta:generator>LibreOffice/7.4.7.2$Linux_X86_64 LibreOffice_project/40$Build-2</meta:generator>
    <meta:document-statistic meta:object-count="47"/>
  </office:meta>
</office:document-meta>
</file>